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3555" officeooo:paragraph-rsid="00173555"/>
    </style:style>
    <style:style style:name="P2" style:family="paragraph" style:parent-style-name="Standard">
      <style:text-properties officeooo:rsid="00178a7e" officeooo:paragraph-rsid="00178a7e"/>
    </style:style>
    <style:style style:name="P3" style:family="paragraph" style:parent-style-name="Standard">
      <style:text-properties officeooo:rsid="0017c491" officeooo:paragraph-rsid="0017c491"/>
    </style:style>
    <style:style style:name="T1" style:family="text">
      <style:text-properties officeooo:rsid="0017c4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Modalité de l’entretien:</text:p>
      <text:p text:style-name="P1"/>
      <text:p text:style-name="P1">a) mot buoi phong van se dien ra o dau, o luc nao</text:p>
      <text:p text:style-name="P1">b) phai dua ra cac thong tin nguoi duoc phong van/ung vien (candidat)</text:p>
      <text:p text:style-name="P1"/>
      <text:p text:style-name="P1">2) Experience de l’entretien</text:p>
      <text:p text:style-name="P1"/>
      <text:p text:style-name="P1">a) trai nghiem buoi phong van</text:p>
      <text:p text:style-name="P1">b) thoi gian bao lau</text:p>
      <text:p text:style-name="P1">c) nhung kho khan toi gap phai trong buoi phong van</text:p>
      <text:p text:style-name="P1">d) bai hoc duoc rut ra </text:p>
      <text:p text:style-name="P1"/>
      <text:p text:style-name="P1"/>
      <text:p text:style-name="P1">3) Presentation du metier:</text:p>
      <text:p text:style-name="P1"/>
      <text:p text:style-name="P2">a) gioi thieu chi tiet ve nghe nghiep dua tren mot list cau hoi da chuan bi san</text:p>
      <text:p text:style-name="P2">b) bo sung cac tu kien thuc cua toi ve nghe nghiep nay</text:p>
      <text:p text:style-name="P2">c) dinh vi nghe nay trong quy trinh phat trien xu ly phan mem</text:p>
      <text:p text:style-name="P2"/>
      <text:p text:style-name="P2">4) Copetence liées au metier:</text:p>
      <text:p text:style-name="P2">Nhung ky nang can co trong cai nghe nay</text:p>
      <text:p text:style-name="P2"/>
      <text:p text:style-name="P2">a) ky nang cung</text:p>
      <text:p text:style-name="P2">b) ky nang mem</text:p>
      <text:p text:style-name="P2"/>
      <text:p text:style-name="P2">cho mot vai nghe/vai vi tri (</text:p>
      <text:p text:style-name="P2">voi moi nghe hoac vai vi tri thi can bo sung them ky nang gi</text:p>
      <text:p text:style-name="P2"/>
      <text:p text:style-name="P2">5) <text:span text:style-name="T1">Competence acquises pendant le cours:</text:span></text:p>
      <text:p text:style-name="P2"/>
      <text:p text:style-name="P3">a) Nhung ky nang da hoc dc trong mon nay de thuc hien buoi phong van nay</text:p>
      <text:p text:style-name="P3"/>
      <text:p text:style-name="P3">6) Ky nang mem cua ban than</text:p>
      <text:p text:style-name="P3"/>
      <text:p text:style-name="P3">a) Dua ra ba ky nang mem quan trong nhat de thuc hien buoi phong van nay</text:p>
      <text:p text:style-name="P3">b) Dua ra ba nghe phu hop voi ba ky nang nay</text:p>
      <text:p text:style-name="P2"/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12:52:43.060228582</meta:creation-date>
    <dc:date>2022-12-27T13:23:04.647315762</dc:date>
    <meta:editing-duration>PT8M31S</meta:editing-duration>
    <meta:editing-cycles>1</meta:editing-cycles>
    <meta:document-statistic meta:table-count="0" meta:image-count="0" meta:object-count="0" meta:page-count="1" meta:paragraph-count="23" meta:word-count="214" meta:character-count="957" meta:non-whitespace-character-count="765"/>
    <meta:generator>LibreOffice/7.3.7.2$Linux_X86_64 LibreOffice_project/30$Build-2</meta:generator>
  </office:meta>
</office:document-meta>
</file>